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pl</text:p>
          </table:table-cell>
          <table:table-cell office:value-type="float" office:value="0.92369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94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pl</text:p>
          </table:table-cell>
          <table:table-cell office:value-type="float" office:value="0.98735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99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pl</text:p>
          </table:table-cell>
          <table:table-cell office:value-type="float" office:value="0.98154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99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727131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pl</text:p>
          </table:table-cell>
          <table:table-cell office:value-type="float" office:value="1.0606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99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pl</text:p>
          </table:table-cell>
          <table:table-cell office:value-type="float" office:value="1.1911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01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53105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pl</text:p>
          </table:table-cell>
          <table:table-cell office:value-type="float" office:value="1.0344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07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53145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pl</text:p>
          </table:table-cell>
          <table:table-cell office:value-type="float" office:value="0.97258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99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6686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pl</text:p>
          </table:table-cell>
          <table:table-cell office:value-type="float" office:value="1.0470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99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496673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pl</text:p>
          </table:table-cell>
          <table:table-cell office:value-type="float" office:value="1.0913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0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96996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pl</text:p>
          </table:table-cell>
          <table:table-cell office:value-type="float" office:value="1.2782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0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16964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pl</text:p>
          </table:table-cell>
          <table:table-cell office:value-type="float" office:value="0.99929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99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971615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pl</text:p>
          </table:table-cell>
          <table:table-cell office:value-type="float" office:value="1.1106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07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494752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pl</text:p>
          </table:table-cell>
          <table:table-cell office:value-type="float" office:value="1.2202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0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995887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pl</text:p>
          </table:table-cell>
          <table:table-cell office:value-type="float" office:value="1.3688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8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362029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pl</text:p>
          </table:table-cell>
          <table:table-cell office:value-type="float" office:value="1.508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23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29781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pl</text:p>
          </table:table-cell>
          <table:table-cell office:value-type="float" office:value="1.0911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01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6527504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pl</text:p>
          </table:table-cell>
          <table:table-cell office:value-type="float" office:value="1.649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0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4258509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pl</text:p>
          </table:table-cell>
          <table:table-cell office:value-type="float" office:value="1.3980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0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573489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pl</text:p>
          </table:table-cell>
          <table:table-cell office:value-type="float" office:value="1.4268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8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32678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pl</text:p>
          </table:table-cell>
          <table:table-cell office:value-type="float" office:value="1.7427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41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09942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pl</text:p>
          </table:table-cell>
          <table:table-cell office:value-type="float" office:value="2.5574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720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4742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pl</text:p>
          </table:table-cell>
          <table:table-cell office:value-type="float" office:value="1.0980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07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73179426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pl</text:p>
          </table:table-cell>
          <table:table-cell office:value-type="float" office:value="1.1849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0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2801971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pl</text:p>
          </table:table-cell>
          <table:table-cell office:value-type="float" office:value="1.4143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06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026555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pl</text:p>
          </table:table-cell>
          <table:table-cell office:value-type="float" office:value="1.7998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30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043309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pl</text:p>
          </table:table-cell>
          <table:table-cell office:value-type="float" office:value="2.263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64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351611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pl</text:p>
          </table:table-cell>
          <table:table-cell office:value-type="float" office:value="4.2537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4043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40275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pl</text:p>
          </table:table-cell>
          <table:table-cell office:value-type="float" office:value="11.193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9255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60821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pl</text:p>
          </table:table-cell>
          <table:table-cell office:value-type="float" office:value="1.1321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07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69735688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pl</text:p>
          </table:table-cell>
          <table:table-cell office:value-type="float" office:value="1.3234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0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1142833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pl</text:p>
          </table:table-cell>
          <table:table-cell office:value-type="float" office:value="1.5598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23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5350083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pl</text:p>
          </table:table-cell>
          <table:table-cell office:value-type="float" office:value="1.8413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41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6790789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pl</text:p>
          </table:table-cell>
          <table:table-cell office:value-type="float" office:value="2.7980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3082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263151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pl</text:p>
          </table:table-cell>
          <table:table-cell office:value-type="float" office:value="7.2656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6390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13065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pl</text:p>
          </table:table-cell>
          <table:table-cell office:value-type="float" office:value="26.758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1687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58337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pl</text:p>
          </table:table-cell>
          <table:table-cell office:value-type="float" office:value="104.70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96531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87469551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